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1335in" svg:height="5.1394in" svg:x="4.8016in" svg:y="0.2343in">
            <draw:object draw:notify-on-update-of-ranges="Sheet1.A5:Sheet1.A11 Sheet1.B5:Sheet1.B11 Sheet1.N4:Sheet1.N5 Sheet1.O4:Sheet1.O5 Sheet1.D5:Sheet1.D11 Sheet1.E5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t line volts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C R=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current mA</text:p>
          </table:table-cell>
          <table:table-cell office:value-type="string" calcext:value-type="string">
            <text:p>volts at C1</text:p>
          </table:table-cell>
          <table:table-cell/>
          <table:table-cell office:value-type="string" calcext:value-type="string">
            <text:p>current mA</text:p>
          </table:table-cell>
          <table:table-cell office:value-type="string" calcext:value-type="string">
            <text:p>Volts at C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0.6" calcext:value-type="float">
            <text:p>10.6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9.3" calcext:value-type="float">
            <text:p>9.3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8.5" calcext:value-type="float">
            <text:p>8.5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7.1" calcext:value-type="float">
            <text:p>7.1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.7" calcext:value-type="float">
            <text:p>4.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1T10:39:05.228382969</meta:creation-date>
    <dc:date>2024-01-01T13:45:20.320662266</dc:date>
    <meta:editing-duration>PT3H6M14S</meta:editing-duration>
    <meta:editing-cycles>3</meta:editing-cycles>
    <meta:generator>LibreOffice/7.5.6.2$Linux_X86_64 LibreOffice_project/50$Build-2</meta:generator>
    <meta:document-statistic meta:table-count="1" meta:cell-count="4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cm" svg:height="13.055cm" xlink:href=".." xlink:type="simple" chart:class="chart:scatter" chart:style-name="ch1">
        <chart:legend chart:legend-position="end" svg:x="20.864cm" svg:y="5.73cm" style:legend-expansion="high" chart:style-name="ch2"/>
        <chart:plot-area chart:style-name="ch3" table:cell-range-address="Sheet1.A5:Sheet1.B11 Sheet1.O4:Sheet1.O5 Sheet1.E5:Sheet1.E11" chart:data-source-has-labels="row" svg:x="1.571cm" svg:y="0.081cm" svg:width="17.633cm" svg:height="12.15cm">
          <chart:coordinate-region svg:x="2.219cm" svg:y="0.28cm" svg:width="16.686cm" svg:height="11.3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5:Sheet1.B11" loext:label-string="lowv" chart:class="chart:scatter">
            <chart:domain table:cell-range-address="Sheet1.A5:Sheet1.A11"/>
            <chart:data-point chart:repeated="7"/>
          </chart:series>
          <chart:series chart:style-name="ch8" chart:values-cell-range-address="Sheet1.O4:Sheet1.O5" loext:label-string="cutout" chart:class="chart:scatter">
            <chart:domain table:cell-range-address="Sheet1.N4:Sheet1.N5"/>
            <chart:data-point chart:repeated="2"/>
          </chart:series>
          <chart:series chart:style-name="ch9" chart:values-cell-range-address="Sheet1.E5:Sheet1.E11" loext:label-string="highv" chart:class="chart:scatter">
            <chart:domain table:cell-range-address="Sheet1.D5:Sheet1.D11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wv</text:p>
              </table:table-cell>
              <table:table-cell office:value-type="string">
                <text:p>Column N</text:p>
              </table:table-cell>
              <table:table-cell office:value-type="string">
                <text:p>cutout</text:p>
              </table:table-cell>
              <table:table-cell office:value-type="string">
                <text:p>Column D</text:p>
              </table:table-cell>
              <table:table-cell office:value-type="string">
                <text:p>high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5:Sheet1.A11</svg:desc>
                </draw:g>
              </table:table-cell>
              <table:table-cell office:value-type="float" office:value="10.5">
                <text:p>10.5</text:p>
                <draw:g>
                  <svg:desc>Sheet1.B5:Sheet1.B11</svg:desc>
                </draw:g>
              </table:table-cell>
              <table:table-cell office:value-type="float" office:value="0">
                <text:p>0</text:p>
                <draw:g>
                  <svg:desc>Sheet1.N4:Sheet1.N5</svg:desc>
                </draw:g>
              </table:table-cell>
              <table:table-cell office:value-type="float" office:value="5.5">
                <text:p>5.5</text:p>
                <draw:g>
                  <svg:desc>Sheet1.O4:Sheet1.O5</svg:desc>
                </draw:g>
              </table:table-cell>
              <table:table-cell office:value-type="float" office:value="0">
                <text:p>0</text:p>
                <draw:g>
                  <svg:desc>Sheet1.D5:Sheet1.D11</svg:desc>
                </draw:g>
              </table:table-cell>
              <table:table-cell office:value-type="float" office:value="13.5">
                <text:p>13.5</text:p>
                <draw:g>
                  <svg:desc>Sheet1.E5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.7">
                <text:p>7.7</text:p>
              </table:table-cell>
              <table:table-cell office:value-type="float" office:value="450">
                <text:p>450</text:p>
              </table:table-cell>
              <table:table-cell office:value-type="float" office:value="5.5">
                <text:p>5.5</text:p>
              </table:table-cell>
              <table:table-cell office:value-type="float" office:value="101">
                <text:p>10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">
                <text:p>160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2">
                <text:p>202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0">
                <text:p>270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6">
                <text:p>326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5">
                <text:p>405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">
                <text:p>430</text:p>
              </table:table-cell>
              <table:table-cell office:value-type="float" office:value="4.7">
                <text:p>4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